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iferencias entre lenguajes:</text:p>
      <text:p text:style-name="Standard"><text:tab/>Compilados/Interpretados</text:p>
      <text:p text:style-name="Standard"><text:tab/><text:tab/>Compilados: Al ejecutar el programa te crea un nuevo archivo con el programa compilado</text:p>
      <text:p text:style-name="Standard"><text:tab/><text:tab/>Interpretados: Se compila linea a linea el programa. Es más lento pero es más versátil en caso de que tengas que modificar alguna línea.</text:p>
      <text:p text:style-name="Standard"><text:tab/></text:p>
      <text:p text:style-name="Standard"><text:tab/>Alto nivel/Bajo nivel</text:p>
      <text:p text:style-name="Standard"><text:tab/><text:tab/>Depende de la cercanía al usuario o la cercanía a la máquina.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20T09:31:05.75</meta:creation-date>
    <meta:document-statistic meta:table-count="0" meta:image-count="0" meta:object-count="0" meta:page-count="1" meta:paragraph-count="8" meta:word-count="57" meta:character-count="366"/>
    <dc:date>2023-09-20T10:26:57.23</dc:date>
    <meta:editing-duration>PT40M41S</meta:editing-duration>
    <meta:editing-cycles>1</meta:editing-cycles>
    <meta:generator>OpenOffice/4.1.7$Win32 OpenOffice.org_project/417m1$Build-9800</meta:generator>
  </office:meta>
</office:document-meta>
</file>